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</style:style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in" fo:margin-bottom="0in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in" fo:margin-bottom="0in" style:contextual-spacing="false"/>
    </style:style>
    <style:style style:name="P9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10" style:family="paragraph" style:parent-style-name="Text_20_body">
      <style:paragraph-properties fo:margin-left="0in" fo:margin-right="0in" fo:text-indent="0in" style:auto-text-indent="false" style:writing-mode="lr-tb"/>
    </style:style>
    <style:style style:name="P11" style:family="paragraph" style:parent-style-name="Text_20_body" style:list-style-name="L3"/>
    <style:style style:name="P12" style:family="paragraph" style:parent-style-name="Text_20_body" style:list-style-name="L3">
      <style:paragraph-properties fo:margin-top="0in" fo:margin-bottom="0in" style:contextual-spacing="false"/>
    </style:style>
    <style:style style:name="P13" style:family="paragraph" style:parent-style-name="Text_20_body" style:list-style-name="L4"/>
    <style:style style:name="P14" style:family="paragraph" style:parent-style-name="Text_20_body" style:list-style-name="L4">
      <style:paragraph-properties fo:margin-top="0in" fo:margin-bottom="0in" style:contextual-spacing="false"/>
    </style:style>
    <style:style style:name="P15" style:family="paragraph" style:parent-style-name="Text_20_body" style:list-style-name="L5"/>
    <style:style style:name="P16" style:family="paragraph" style:parent-style-name="Text_20_body" style:list-style-name="L5">
      <style:paragraph-properties fo:margin-top="0in" fo:margin-bottom="0in" style:contextual-spacing="false"/>
    </style:style>
    <style:style style:name="P17" style:family="paragraph" style:parent-style-name="Text_20_body" style:list-style-name="L6"/>
    <style:style style:name="P18" style:family="paragraph" style:parent-style-name="Text_20_body" style:list-style-name="L6">
      <style:paragraph-properties fo:margin-top="0in" fo:margin-bottom="0in" style:contextual-spacing="false"/>
    </style:style>
    <style:style style:name="P19" style:family="paragraph" style:parent-style-name="Text_20_body" style:list-style-name="L7"/>
    <style:style style:name="P20" style:family="paragraph" style:parent-style-name="Text_20_body" style:list-style-name="L7">
      <style:paragraph-properties fo:margin-top="0in" fo:margin-bottom="0in" style:contextual-spacing="false"/>
    </style:style>
    <style:style style:name="P21" style:family="paragraph" style:parent-style-name="Text_20_body" style:list-style-name="L8"/>
    <style:style style:name="P22" style:family="paragraph" style:parent-style-name="Text_20_body" style:list-style-name="L8">
      <style:paragraph-properties fo:margin-top="0in" fo:margin-bottom="0in" style:contextual-spacing="false"/>
    </style:style>
    <style:style style:name="P23" style:family="paragraph" style:parent-style-name="Text_20_body" style:list-style-name="L9"/>
    <style:style style:name="P24" style:family="paragraph" style:parent-style-name="Text_20_body" style:list-style-name="L9">
      <style:paragraph-properties fo:margin-top="0in" fo:margin-bottom="0in" style:contextual-spacing="false"/>
    </style:style>
    <style:style style:name="P25" style:family="paragraph" style:parent-style-name="Text_20_body" style:list-style-name="L10"/>
    <style:style style:name="P26" style:family="paragraph" style:parent-style-name="Text_20_body" style:list-style-name="L10">
      <style:paragraph-properties fo:margin-top="0in" fo:margin-bottom="0in" style:contextual-spacing="false"/>
    </style:style>
    <style:style style:name="P27" style:family="paragraph" style:parent-style-name="Text_20_body" style:list-style-name="L11"/>
    <style:style style:name="P28" style:family="paragraph" style:parent-style-name="Text_20_body" style:list-style-name="L11">
      <style:paragraph-properties fo:margin-top="0in" fo:margin-bottom="0in" style:contextual-spacing="false"/>
    </style:style>
    <style:style style:name="P29" style:family="paragraph" style:parent-style-name="Text_20_body" style:list-style-name="L12"/>
    <style:style style:name="P30" style:family="paragraph" style:parent-style-name="Text_20_body" style:list-style-name="L12">
      <style:paragraph-properties fo:margin-top="0in" fo:margin-bottom="0in" style:contextual-spacing="false"/>
    </style:style>
    <style:style style:name="P31" style:family="paragraph" style:parent-style-name="Text_20_body" style:list-style-name="L12">
      <style:paragraph-properties fo:margin-left="0in" fo:margin-right="0in" fo:margin-top="0in" fo:margin-bottom="0in" style:contextual-spacing="false" fo:text-indent="0in" style:auto-text-indent="false" style:writing-mode="lr-tb"/>
    </style:style>
    <style:style style:name="P32" style:family="paragraph" style:parent-style-name="Text_20_body" style:list-style-name="L13"/>
    <style:style style:name="P33" style:family="paragraph" style:parent-style-name="Text_20_body" style:list-style-name="L13">
      <style:paragraph-properties fo:margin-top="0in" fo:margin-bottom="0in" style:contextual-spacing="false"/>
    </style:style>
    <style:style style:name="P34" style:family="paragraph" style:parent-style-name="Text_20_body" style:list-style-name="L13">
      <style:paragraph-properties fo:margin-left="0in" fo:margin-right="0in" fo:margin-top="0in" fo:margin-bottom="0in" style:contextual-spacing="false" fo:text-indent="0in" style:auto-text-indent="false" style:writing-mode="lr-tb"/>
    </style:style>
    <style:style style:name="P35" style:family="paragraph" style:parent-style-name="Text_20_body" style:list-style-name="L14"/>
    <style:style style:name="P36" style:family="paragraph" style:parent-style-name="Text_20_body" style:list-style-name="L14">
      <style:paragraph-properties fo:margin-top="0in" fo:margin-bottom="0in" style:contextual-spacing="false"/>
    </style:style>
    <style:style style:name="P37" style:family="paragraph" style:parent-style-name="Text_20_body" style:list-style-name="L14">
      <style:paragraph-properties fo:margin-left="0in" fo:margin-right="0in" fo:margin-top="0in" fo:margin-bottom="0in" style:contextual-spacing="false" fo:text-indent="0in" style:auto-text-indent="false" style:writing-mode="lr-tb"/>
    </style:style>
    <style:style style:name="P38" style:family="paragraph" style:parent-style-name="Text_20_body" style:list-style-name="L15"/>
    <style:style style:name="P39" style:family="paragraph" style:parent-style-name="Text_20_body" style:list-style-name="L15">
      <style:paragraph-properties fo:margin-top="0in" fo:margin-bottom="0in" style:contextual-spacing="false"/>
    </style:style>
    <style:style style:name="P40" style:family="paragraph" style:parent-style-name="Text_20_body" style:list-style-name="L15">
      <style:paragraph-properties fo:margin-left="0in" fo:margin-right="0in" fo:margin-top="0in" fo:margin-bottom="0in" style:contextual-spacing="false" fo:text-indent="0in" style:auto-text-indent="false" style:writing-mode="lr-tb"/>
    </style:style>
    <style:style style:name="P41" style:family="paragraph" style:parent-style-name="Text_20_body" style:list-style-name="L16"/>
    <style:style style:name="P42" style:family="paragraph" style:parent-style-name="Text_20_body" style:list-style-name="L16">
      <style:paragraph-properties fo:margin-top="0in" fo:margin-bottom="0in" style:contextual-spacing="false"/>
    </style:style>
    <style:style style:name="P43" style:family="paragraph" style:parent-style-name="Text_20_body" style:list-style-name="L17"/>
    <style:style style:name="P44" style:family="paragraph" style:parent-style-name="Text_20_body" style:list-style-name="L17">
      <style:paragraph-properties fo:margin-top="0in" fo:margin-bottom="0in" style:contextual-spacing="false"/>
    </style:style>
    <style:style style:name="P45" style:family="paragraph" style:parent-style-name="Text_20_body" style:list-style-name="L17">
      <style:paragraph-properties fo:margin-left="0in" fo:margin-right="0in" fo:margin-top="0in" fo:margin-bottom="0in" style:contextual-spacing="false" fo:text-indent="0in" style:auto-text-indent="false" style:writing-mode="lr-tb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asted text.txt</text:p>
      <text:p text:style-name="Standard">Document</text:p>
      <text:section text:style-name="Sect1" text:name="_r_2kr_">
        <text:p text:style-name="P4">This is the project summary on which I am currently working. I just started as a freshers</text:p>
      </text:section>
      <text:p text:style-name="Standard"><draw:frame draw:style-name="fr1" draw:name="Image1" text:anchor-type="as-char" svg:width="6.9689in" svg:height="5.2291in" draw:z-index="0"><draw:image xlink:href="https://chatgpt.com/backend-api/estuary/content?id=file_000000008d24720ba143f2d8a4f5eb72&amp;ts=494068&amp;p=fs&amp;cid=1&amp;sig=0c0e17eb8b6f23d6b71f49e462f30f607bbeb09a8e44a048f8e701b9cb69875f&amp;v=0" xlink:type="simple" xlink:show="embed" xlink:actuate="onLoad"/><svg:title>image.png</svg:title></draw:frame></text:p>
      <text:section text:style-name="Sect1" text:name="_r_2kt_">
        <text:p text:style-name="P4">I want to modify the implementation of put/api/routes/{id}. tell me how is it being implemented currently using var client = new HttpClient(); var request = new HttpRequestMessage(HttpMethod.Put, "https://vehicles-tracker-backend.onrender.com/api/routes/1"); request.Content = new StringContent( """ { "name": "", "startPoint": "", "endPoint": "", "description": null } """, System.Text.Encoding.UTF8, "application/json"); using var response = await client.SendAsync(request);</text:p>
      </text:section>
      <text:p text:style-name="Text_20_body">From the project summary you shared, the current <text:span text:style-name="Source_20_Text">PUT /api/routes/{id}</text:span> flow looks like this:</text:p>
      <text:p text:style-name="Text_20_body"><text:span text:style-name="Source_20_Text">RouteController</text:span> exposes the endpoint under <text:span text:style-name="Source_20_Text">/api/routes</text:span>, and <text:span text:style-name="Source_20_Text">PUT /api/routes/{id}</text:span> is restricted to <text:span text:style-name="Strong_20_Emphasis">Admin only</text:span>. The project follows the usual flow <text:span text:style-name="Strong_20_Emphasis">Controller → Service → AppDbContext</text:span>, so this endpoint is implemented through the controller calling into <text:span text:style-name="Source_20_Text">RouteService</text:span>, which then talks directly to EF Core via <text:span text:style-name="Source_20_Text">AppDbContext</text:span>. </text:p>
      <text:p text:style-name="Text_20_body">The request body is based on <text:span text:style-name="Strong_20_Emphasis"><text:span text:style-name="Source_20_Text">RouteUpdateDto</text:span></text:span>, and from your example it appears to contain these fields:</text:p>
      <text:section text:style-name="Sect2" text:name="code-block-viewer">
        <text:p text:style-name="P1"><text:span text:style-name="Source_20_Text">{</text:span></text:p>
        <text:p text:style-name="Preformatted_20_Text"><text:span text:style-name="Source_20_Text"><text:s text:c="2"/>"name": "",</text:span></text:p>
        <text:p text:style-name="Preformatted_20_Text"><text:span text:style-name="Source_20_Text"><text:s text:c="2"/>"startPoint": "",</text:span></text:p>
        <text:p text:style-name="Preformatted_20_Text"><text:span text:style-name="Source_20_Text"><text:s text:c="2"/>"endPoint": "",</text:span></text:p>
        <text:p text:style-name="Preformatted_20_Text"><text:span text:style-name="Source_20_Text"><text:s text:c="2"/>"description": null</text:span></text:p>
        <text:p text:style-name="P3"><text:soft-page-break/><text:span text:style-name="Source_20_Text">}</text:span></text:p>
      </text:section>
      <text:p text:style-name="Text_20_body">That fits the Route feature summary, which lists <text:span text:style-name="Source_20_Text">RouteUpdateDto</text:span> as the update DTO for this endpoint. </text:p>
      <text:p text:style-name="Text_20_body">What is explicitly confirmed about the current update logic is this: inside <text:span text:style-name="Strong_20_Emphasis"><text:span text:style-name="Source_20_Text">RouteService</text:span></text:span>, the <text:span text:style-name="Strong_20_Emphasis">Update</text:span> operation enforces <text:span text:style-name="Strong_20_Emphasis">unique route name, excluding the current route itself</text:span>. In simple terms, when you update route <text:span text:style-name="Source_20_Text">id = 1</text:span>, it should allow keeping the same name for that route, but it should block changing it to a name already used by some other route. </text:p>
      <text:p text:style-name="Text_20_body">The <text:span text:style-name="Source_20_Text">Route</text:span> entity being updated has these fields: <text:span text:style-name="Source_20_Text">Id</text:span>, <text:span text:style-name="Source_20_Text">Name</text:span>, <text:span text:style-name="Source_20_Text">StartPoint</text:span>, <text:span text:style-name="Source_20_Text">EndPoint</text:span>, optional <text:span text:style-name="Source_20_Text">Description</text:span>, and <text:span text:style-name="Source_20_Text">CreatedAt</text:span>. The EF configuration also says <text:span text:style-name="Source_20_Text">Name</text:span> is unique and required fields are enforced, with the table name set to <text:span text:style-name="Source_20_Text">Routes</text:span>. So the current update implementation is almost certainly updating the existing row in the <text:span text:style-name="Source_20_Text">Routes</text:span> table while respecting that unique-name constraint. </text:p>
      <text:p text:style-name="Text_20_body">What I <text:span text:style-name="Strong_20_Emphasis">cannot confirm exactly</text:span> from the material you uploaded is the literal code inside the controller and service, such as:</text:p>
      <text:list text:style-name="L1">
        <text:list-item>
          <text:p text:style-name="P6">whether the controller returns <text:span text:style-name="Source_20_Text">Ok</text:span>, <text:span text:style-name="Source_20_Text">BadRequest</text:span>, or <text:span text:style-name="Source_20_Text">NotFound</text:span> </text:p>
        </text:list-item>
        <text:list-item>
          <text:p text:style-name="P6">how it checks if the route id does not exist </text:p>
        </text:list-item>
        <text:list-item>
          <text:p text:style-name="P6">whether <text:span text:style-name="Source_20_Text">CreatedAt</text:span> is left untouched explicitly </text:p>
        </text:list-item>
        <text:list-item>
          <text:p text:style-name="P6">the exact response message text </text:p>
        </text:list-item>
        <text:list-item>
          <text:p text:style-name="P5">whether validation is done with data annotations, manual checks, or both </text:p>
        </text:list-item>
      </text:list>
      <text:p text:style-name="Text_20_body">That is because the file you shared is a <text:span text:style-name="Strong_20_Emphasis">project summary</text:span>, not the actual <text:span text:style-name="Source_20_Text">RouteController.cs</text:span> / <text:span text:style-name="Source_20_Text">RouteService.cs</text:span> source code. </text:p>
      <text:p text:style-name="Text_20_body">So the best “current implementation” summary is:</text:p>
      <text:list text:style-name="L2">
        <text:list-item>
          <text:p text:style-name="P8">Request hits <text:span text:style-name="Strong_20_Emphasis"><text:span text:style-name="Source_20_Text">PUT /api/routes/{id}</text:span></text:span> in <text:span text:style-name="Source_20_Text">RouteController</text:span>. </text:p>
        </text:list-item>
        <text:list-item>
          <text:p text:style-name="P8">Endpoint is <text:span text:style-name="Strong_20_Emphasis">Admin-protected</text:span>. </text:p>
        </text:list-item>
        <text:list-item>
          <text:p text:style-name="P8">Controller passes the <text:span text:style-name="Source_20_Text">id</text:span> and <text:span text:style-name="Strong_20_Emphasis"><text:span text:style-name="Source_20_Text">RouteUpdateDto</text:span></text:span> to <text:span text:style-name="Strong_20_Emphasis"><text:span text:style-name="Source_20_Text">RouteService.Update</text:span></text:span>. </text:p>
        </text:list-item>
        <text:list-item>
          <text:p text:style-name="P8">Service updates the <text:span text:style-name="Source_20_Text">Route</text:span> record through <text:span text:style-name="Strong_20_Emphasis"><text:span text:style-name="Source_20_Text">AppDbContext</text:span></text:span>. </text:p>
        </text:list-item>
        <text:list-item>
          <text:p text:style-name="P8">Service enforces <text:span text:style-name="Strong_20_Emphasis">route name uniqueness excluding self</text:span>. </text:p>
        </text:list-item>
        <text:list-item>
          <text:p text:style-name="P7">Response likely comes back as <text:span text:style-name="Strong_20_Emphasis"><text:span text:style-name="Source_20_Text">RouteResponseDto : BaseResponse</text:span></text:span>, meaning it probably includes at least <text:span text:style-name="Source_20_Text">IsSuccess</text:span> and <text:span text:style-name="Source_20_Text">Message</text:span>, plus route-related response data if defined in that DTO. </text:p>
        </text:list-item>
      </text:list>
      <text:p text:style-name="Text_20_body">Paste <text:span text:style-name="Source_20_Text">RouteController.cs</text:span> and <text:span text:style-name="Source_20_Text">RouteService.cs</text:span>, and I’ll map the exact current implementation line by line before suggesting how to modify it.</text:p>
      <text:section text:style-name="Sect1" text:name="_r_2lo_">
        <text:p text:style-name="P9">I want to implement this using patch instead of put</text:p>
      </text:section>
      <text:p text:style-name="Text_20_body">Yes — for this route, <text:span text:style-name="Strong_20_Emphasis">PATCH is a better fit than PUT</text:span> if you want to update only the fields the client sends.</text:p>
      <text:p text:style-name="Text_20_body">Right now, from your project summary, the route feature is implemented like this:</text:p>
      <text:list text:style-name="L3">
        <text:list-item>
          <text:p text:style-name="P12"><text:span text:style-name="Source_20_Text">RouteController</text:span> exposes <text:span text:style-name="Strong_20_Emphasis"><text:span text:style-name="Source_20_Text">PUT /api/routes/{id}</text:span></text:span> </text:p>
        </text:list-item>
        <text:list-item>
          <text:p text:style-name="P12">it is <text:span text:style-name="Strong_20_Emphasis">Admin only</text:span> </text:p>
        </text:list-item>
        <text:list-item>
          <text:p text:style-name="P12">it uses <text:span text:style-name="Strong_20_Emphasis"><text:span text:style-name="Source_20_Text">RouteUpdateDto</text:span></text:span> </text:p>
        </text:list-item>
        <text:list-item>
          <text:p text:style-name="P12"><text:soft-page-break/>the controller calls <text:span text:style-name="Strong_20_Emphasis"><text:span text:style-name="Source_20_Text">RouteService.Update</text:span></text:span> </text:p>
        </text:list-item>
        <text:list-item>
          <text:p text:style-name="P12">the service updates through <text:span text:style-name="Strong_20_Emphasis"><text:span text:style-name="Source_20_Text">AppDbContext</text:span></text:span> </text:p>
        </text:list-item>
        <text:list-item>
          <text:p text:style-name="P11">update logic enforces <text:span text:style-name="Strong_20_Emphasis">unique route name excluding the current route</text:span> </text:p>
        </text:list-item>
      </text:list>
      <text:p text:style-name="Text_20_body">So currently the design is basically <text:span text:style-name="Strong_20_Emphasis">full update style</text:span>, not partial update style. </text:p>
      <text:h text:style-name="Heading_20_2" text:outline-level="2">What should change</text:h>
      <text:h text:style-name="Heading_20_3" text:outline-level="3">PUT vs PATCH</text:h>
      <text:list text:style-name="L4">
        <text:list-item>
          <text:p text:style-name="P14"><text:span text:style-name="Strong_20_Emphasis">PUT</text:span> usually means: “replace/update the full resource” </text:p>
        </text:list-item>
        <text:list-item>
          <text:p text:style-name="P13"><text:span text:style-name="Strong_20_Emphasis">PATCH</text:span> usually means: “update only the fields I sent” </text:p>
        </text:list-item>
      </text:list>
      <text:p text:style-name="Text_20_body">In your case, if you switch to PATCH, you should avoid this kind of DTO:</text:p>
      <text:section text:style-name="Sect2" text:name="Section1">
        <text:p text:style-name="P1"><text:bookmark text:name="code-block-viewer"/><text:span text:style-name="Source_20_Text">{</text:span></text:p>
        <text:p text:style-name="Preformatted_20_Text"><text:span text:style-name="Source_20_Text"><text:s text:c="2"/>"name": "",</text:span></text:p>
        <text:p text:style-name="Preformatted_20_Text"><text:span text:style-name="Source_20_Text"><text:s text:c="2"/>"startPoint": "",</text:span></text:p>
        <text:p text:style-name="Preformatted_20_Text"><text:span text:style-name="Source_20_Text"><text:s text:c="2"/>"endPoint": "",</text:span></text:p>
        <text:p text:style-name="Preformatted_20_Text"><text:span text:style-name="Source_20_Text"><text:s text:c="2"/>"description": null</text:span></text:p>
        <text:p text:style-name="P3"><text:span text:style-name="Source_20_Text">}</text:span></text:p>
      </text:section>
      <text:p text:style-name="Text_20_body">because with PATCH, omitted fields should normally stay unchanged.</text:p>
      <text:p text:style-name="Horizontal_20_Line"/>
      <text:h text:style-name="Heading_20_1" text:outline-level="1">Recommended approach</text:h>
      <text:p text:style-name="Text_20_body">Use a new DTO like this:</text:p>
      <text:section text:style-name="Sect2" text:name="Section2">
        <text:p text:style-name="P1"><text:bookmark text:name="code-block-viewer Copy 1"/><text:span text:style-name="Source_20_Text">public class RoutePatchDto</text:span></text:p>
        <text:p text:style-name="Preformatted_20_Text"><text:span text:style-name="Source_20_Text">{</text:span></text:p>
        <text:p text:style-name="Preformatted_20_Text"><text:span text:style-name="Source_20_Text"><text:s text:c="4"/>public string? Name { get; set; }</text:span></text:p>
        <text:p text:style-name="Preformatted_20_Text"><text:span text:style-name="Source_20_Text"><text:s text:c="4"/>public string? StartPoint { get; set; }</text:span></text:p>
        <text:p text:style-name="Preformatted_20_Text"><text:span text:style-name="Source_20_Text"><text:s text:c="4"/>public string? EndPoint { get; set; }</text:span></text:p>
        <text:p text:style-name="Preformatted_20_Text"><text:span text:style-name="Source_20_Text"><text:s text:c="4"/>public string? Description { get; set; }</text:span></text:p>
        <text:p text:style-name="P3"><text:span text:style-name="Source_20_Text">}</text:span></text:p>
      </text:section>
      <text:p text:style-name="Text_20_body">This means:</text:p>
      <text:list text:style-name="L5">
        <text:list-item>
          <text:p text:style-name="P16">if a property is <text:span text:style-name="Strong_20_Emphasis">not sent</text:span>, it stays unchanged </text:p>
        </text:list-item>
        <text:list-item>
          <text:p text:style-name="P15">if a property <text:span text:style-name="Strong_20_Emphasis">is sent</text:span>, you update it </text:p>
        </text:list-item>
      </text:list>
      <text:p text:style-name="Horizontal_20_Line"/>
      <text:h text:style-name="Heading_20_1" text:outline-level="1">Controller change</text:h>
      <text:p text:style-name="Text_20_body">Your current route is <text:span text:style-name="Source_20_Text">PUT /api/routes/{id}</text:span>. From the summary, it sits in <text:span text:style-name="Source_20_Text">RouteController</text:span> under <text:span text:style-name="Source_20_Text">/api/routes</text:span> and is Admin-only. </text:p>
      <text:p text:style-name="Text_20_body">Change it to something like this:</text:p>
      <text:section text:style-name="Sect2" text:name="Section3">
        <text:p text:style-name="P1"><text:bookmark text:name="code-block-viewer Copy 2"/><text:span text:style-name="Source_20_Text">[Authorize(Roles = Roles.Admin)]</text:span></text:p>
        <text:p text:style-name="Preformatted_20_Text"><text:span text:style-name="Source_20_Text">[HttpPatch("{id}")]</text:span></text:p>
        <text:p text:style-name="Preformatted_20_Text"><text:soft-page-break/><text:span text:style-name="Source_20_Text">public async Task&lt;IActionResult&gt; PatchRoute(int id, [FromBody] RoutePatchDto dto)</text:span></text:p>
        <text:p text:style-name="Preformatted_20_Text"><text:span text:style-name="Source_20_Text">{</text:span></text:p>
        <text:p text:style-name="Preformatted_20_Text"><text:span text:style-name="Source_20_Text"><text:s text:c="4"/>var response = await _routeService.PatchAsync(id, dto);</text:span></text:p>
        <text:p text:style-name="Preformatted_20_Text"><text:span text:style-name="Source_20_Text"><text:s text:c="4"/>if (!response.IsSuccess)</text:span></text:p>
        <text:p text:style-name="Preformatted_20_Text"><text:span text:style-name="Source_20_Text"><text:s text:c="8"/>return BadRequest(response);</text:span></text:p>
        <text:p text:style-name="Preformatted_20_Text"><text:span text:style-name="Source_20_Text"><text:s text:c="4"/>return Ok(response);</text:span></text:p>
        <text:p text:style-name="P3"><text:span text:style-name="Source_20_Text">}</text:span></text:p>
      </text:section>
      <text:p text:style-name="Text_20_body">If your current controller already returns <text:span text:style-name="Source_20_Text">NotFound</text:span> separately, keep that same pattern.</text:p>
      <text:p text:style-name="Horizontal_20_Line"/>
      <text:h text:style-name="Heading_20_1" text:outline-level="1">Service change</text:h>
      <text:p text:style-name="Text_20_body">Your current service has <text:span text:style-name="Source_20_Text">Update</text:span>, and it enforces unique name excluding self. </text:p>
      <text:p text:style-name="Text_20_body">For PATCH, create a new method:</text:p>
      <text:section text:style-name="Sect2" text:name="Section4">
        <text:p text:style-name="P1"><text:bookmark text:name="code-block-viewer Copy 3"/><text:span text:style-name="Source_20_Text">public async Task&lt;RouteResponseDto&gt; PatchAsync(int id, RoutePatchDto dto)</text:span></text:p>
        <text:p text:style-name="Preformatted_20_Text"><text:span text:style-name="Source_20_Text">{</text:span></text:p>
        <text:p text:style-name="Preformatted_20_Text"><text:span text:style-name="Source_20_Text"><text:s text:c="4"/>var route = await _context.Routes.FindAsync(id);</text:span></text:p>
        <text:p text:style-name="Preformatted_20_Text"><text:span text:style-name="Source_20_Text"><text:s text:c="4"/>if (route == null)</text:span></text:p>
        <text:p text:style-name="Preformatted_20_Text"><text:span text:style-name="Source_20_Text"><text:s text:c="4"/>{</text:span></text:p>
        <text:p text:style-name="Preformatted_20_Text"><text:span text:style-name="Source_20_Text"><text:s text:c="8"/>return new RouteResponseDto</text:span></text:p>
        <text:p text:style-name="Preformatted_20_Text"><text:span text:style-name="Source_20_Text"><text:s text:c="8"/>{</text:span></text:p>
        <text:p text:style-name="Preformatted_20_Text"><text:span text:style-name="Source_20_Text"><text:s text:c="12"/>IsSuccess = false,</text:span></text:p>
        <text:p text:style-name="Preformatted_20_Text"><text:span text:style-name="Source_20_Text"><text:s text:c="12"/>Message = "Route not found"</text:span></text:p>
        <text:p text:style-name="Preformatted_20_Text"><text:span text:style-name="Source_20_Text"><text:s text:c="8"/>};</text:span></text:p>
        <text:p text:style-name="Preformatted_20_Text"><text:span text:style-name="Source_20_Text"><text:s text:c="4"/>}</text:span></text:p>
        <text:p text:style-name="Preformatted_20_Text"><text:span text:style-name="Source_20_Text"><text:s text:c="4"/>if (dto.Name is not null)</text:span></text:p>
        <text:p text:style-name="Preformatted_20_Text"><text:span text:style-name="Source_20_Text"><text:s text:c="4"/>{</text:span></text:p>
        <text:p text:style-name="Preformatted_20_Text"><text:span text:style-name="Source_20_Text"><text:s text:c="8"/>var trimmedName = dto.Name.Trim();</text:span></text:p>
        <text:p text:style-name="Preformatted_20_Text"><text:span text:style-name="Source_20_Text"><text:s text:c="8"/>var nameExists = await _context.Routes</text:span></text:p>
        <text:p text:style-name="Preformatted_20_Text"><text:span text:style-name="Source_20_Text"><text:s text:c="12"/>.AnyAsync(r =&gt; r.Id != id &amp;&amp; r.Name == trimmedName);</text:span></text:p>
        <text:p text:style-name="Preformatted_20_Text"><text:span text:style-name="Source_20_Text"><text:s text:c="8"/>if (nameExists)</text:span></text:p>
        <text:p text:style-name="Preformatted_20_Text"><text:span text:style-name="Source_20_Text"><text:s text:c="8"/>{</text:span></text:p>
        <text:p text:style-name="Preformatted_20_Text"><text:span text:style-name="Source_20_Text"><text:s text:c="12"/>return new RouteResponseDto</text:span></text:p>
        <text:p text:style-name="Preformatted_20_Text"><text:span text:style-name="Source_20_Text"><text:s text:c="12"/>{</text:span></text:p>
        <text:p text:style-name="Preformatted_20_Text"><text:span text:style-name="Source_20_Text"><text:s text:c="16"/>IsSuccess = false,</text:span></text:p>
        <text:p text:style-name="Preformatted_20_Text"><text:span text:style-name="Source_20_Text"><text:s text:c="16"/>Message = "A route with this name already exists"</text:span></text:p>
        <text:p text:style-name="Preformatted_20_Text"><text:span text:style-name="Source_20_Text"><text:s text:c="12"/>};</text:span></text:p>
        <text:p text:style-name="Preformatted_20_Text"><text:span text:style-name="Source_20_Text"><text:s text:c="8"/>}</text:span></text:p>
        <text:p text:style-name="Preformatted_20_Text"><text:span text:style-name="Source_20_Text"><text:s text:c="8"/>route.Name = trimmedName;</text:span></text:p>
        <text:p text:style-name="Preformatted_20_Text"><text:span text:style-name="Source_20_Text"><text:s text:c="4"/>}</text:span></text:p>
        <text:p text:style-name="Preformatted_20_Text"><text:span text:style-name="Source_20_Text"><text:s text:c="4"/>if (dto.StartPoint is not null)</text:span></text:p>
        <text:p text:style-name="Preformatted_20_Text"><text:span text:style-name="Source_20_Text"><text:s text:c="8"/>route.StartPoint = dto.StartPoint.Trim();</text:span></text:p>
        <text:p text:style-name="Preformatted_20_Text"><text:span text:style-name="Source_20_Text"><text:s text:c="4"/>if (dto.EndPoint is not null)</text:span></text:p>
        <text:p text:style-name="Preformatted_20_Text"><text:span text:style-name="Source_20_Text"><text:s text:c="8"/>route.EndPoint = dto.EndPoint.Trim();</text:span></text:p>
        <text:p text:style-name="Preformatted_20_Text"><text:span text:style-name="Source_20_Text"><text:s text:c="4"/>if (dto.Description is not null)</text:span></text:p>
        <text:p text:style-name="Preformatted_20_Text"><text:span text:style-name="Source_20_Text"><text:s text:c="8"/>route.Description = dto.Description.Trim();</text:span></text:p>
        <text:p text:style-name="Preformatted_20_Text"><text:span text:style-name="Source_20_Text"><text:s text:c="4"/>await _context.SaveChangesAsync();</text:span></text:p>
        <text:p text:style-name="Preformatted_20_Text"><text:span text:style-name="Source_20_Text"><text:s text:c="4"/>return new RouteResponseDto</text:span></text:p>
        <text:p text:style-name="Preformatted_20_Text"><text:span text:style-name="Source_20_Text"><text:s text:c="4"/>{</text:span></text:p>
        <text:p text:style-name="Preformatted_20_Text"><text:span text:style-name="Source_20_Text"><text:s text:c="8"/>IsSuccess = true,</text:span></text:p>
        <text:p text:style-name="Preformatted_20_Text"><text:span text:style-name="Source_20_Text"><text:s text:c="8"/>Message = "Route updated successfully"</text:span></text:p>
        <text:p text:style-name="Preformatted_20_Text"><text:span text:style-name="Source_20_Text"><text:s text:c="4"/>};</text:span></text:p>
        <text:p text:style-name="P3"><text:span text:style-name="Source_20_Text">}</text:span></text:p>
      </text:section>
      <text:p text:style-name="Horizontal_20_Line"/>
      <text:h text:style-name="Heading_20_1" text:outline-level="1"><text:soft-page-break/>One important detail: handling <text:span text:style-name="Source_20_Text">description = null</text:span></text:h>
      <text:p text:style-name="Text_20_body">This is the tricky part.</text:p>
      <text:p text:style-name="Text_20_body">With this DTO:</text:p>
      <text:section text:style-name="Sect2" text:name="Section5">
        <text:p text:style-name="P2"><text:bookmark text:name="code-block-viewer Copy 4"/><text:span text:style-name="Source_20_Text">public string? Description { get; set; }</text:span></text:p>
      </text:section>
      <text:p text:style-name="Text_20_body">you <text:span text:style-name="Strong_20_Emphasis">cannot distinguish</text:span></text:p>
      <text:list text:style-name="L6">
        <text:list-item>
          <text:p text:style-name="P18">“field not sent”<text:line-break/>from </text:p>
        </text:list-item>
        <text:list-item>
          <text:p text:style-name="P17">“field sent as null” </text:p>
        </text:list-item>
      </text:list>
      <text:p text:style-name="Text_20_body">That matters if you want to allow clearing description.</text:p>
      <text:p text:style-name="Text_20_body">Example:</text:p>
      <text:list text:style-name="L7">
        <text:list-item>
          <text:p text:style-name="P20">no <text:span text:style-name="Source_20_Text">description</text:span> in JSON → keep old value </text:p>
        </text:list-item>
        <text:list-item>
          <text:p text:style-name="P19"><text:span text:style-name="Source_20_Text">"description": null</text:span> → clear description </text:p>
        </text:list-item>
      </text:list>
      <text:p text:style-name="Text_20_body">A simple nullable DTO cannot tell the difference clearly in normal model binding.</text:p>
      <text:h text:style-name="Heading_20_2" text:outline-level="2">So you have 2 options</text:h>
      <text:h text:style-name="Heading_20_3" text:outline-level="3">Option 1 — simpler, good for fresher level</text:h>
      <text:p text:style-name="Text_20_body">Use PATCH, but treat:</text:p>
      <text:list text:style-name="L8">
        <text:list-item>
          <text:p text:style-name="P22">sent value = update </text:p>
        </text:list-item>
        <text:list-item>
          <text:p text:style-name="P22">missing field = unchanged </text:p>
        </text:list-item>
        <text:list-item>
          <text:p text:style-name="P21">do not support explicit clearing with <text:span text:style-name="Source_20_Text">null</text:span> </text:p>
        </text:list-item>
      </text:list>
      <text:p text:style-name="Text_20_body">This is easiest.</text:p>
      <text:h text:style-name="Heading_20_3" text:outline-level="3">Option 2 — more proper PATCH behavior</text:h>
      <text:p text:style-name="Text_20_body">Use <text:span text:style-name="Strong_20_Emphasis">JSON Patch</text:span> (<text:span text:style-name="Source_20_Text">JsonPatchDocument</text:span>) or a custom “optional field” wrapper model.</text:p>
      <text:p text:style-name="Text_20_body">That gives true partial update behavior, including remove/replace operations.</text:p>
      <text:p text:style-name="Text_20_body">Example JSON Patch request:</text:p>
      <text:section text:style-name="Sect2" text:name="Section6">
        <text:p text:style-name="P1"><text:bookmark text:name="code-block-viewer Copy 5"/><text:span text:style-name="Source_20_Text">[</text:span></text:p>
        <text:p text:style-name="Preformatted_20_Text"><text:span text:style-name="Source_20_Text"><text:s text:c="2"/>{ "op": "replace", "path": "/name", "value": "Route A" },</text:span></text:p>
        <text:p text:style-name="Preformatted_20_Text"><text:span text:style-name="Source_20_Text"><text:s text:c="2"/>{ "op": "replace", "path": "/startPoint", "value": "Campus Gate" }</text:span></text:p>
        <text:p text:style-name="P3"><text:span text:style-name="Source_20_Text">]</text:span></text:p>
      </text:section>
      <text:p text:style-name="Text_20_body">For a fresher, I would suggest <text:span text:style-name="Strong_20_Emphasis">Option 1 first</text:span>, because it is much easier to implement and debug.</text:p>
      <text:p text:style-name="Horizontal_20_Line"/>
      <text:h text:style-name="Heading_20_1" text:outline-level="1"><text:soft-page-break/>Safer beginner-friendly PATCH implementation</text:h>
      <text:p text:style-name="Text_20_body">Here is the version I recommend for your project first:</text:p>
      <text:h text:style-name="Heading_20_2" text:outline-level="2">DTO</text:h>
      <text:section text:style-name="Sect2" text:name="Section7">
        <text:p text:style-name="P1"><text:bookmark text:name="code-block-viewer Copy 6"/><text:span text:style-name="Source_20_Text">public class RoutePatchDto</text:span></text:p>
        <text:p text:style-name="Preformatted_20_Text"><text:span text:style-name="Source_20_Text">{</text:span></text:p>
        <text:p text:style-name="Preformatted_20_Text"><text:span text:style-name="Source_20_Text"><text:s text:c="4"/>public string? Name { get; set; }</text:span></text:p>
        <text:p text:style-name="Preformatted_20_Text"><text:span text:style-name="Source_20_Text"><text:s text:c="4"/>public string? StartPoint { get; set; }</text:span></text:p>
        <text:p text:style-name="Preformatted_20_Text"><text:span text:style-name="Source_20_Text"><text:s text:c="4"/>public string? EndPoint { get; set; }</text:span></text:p>
        <text:p text:style-name="Preformatted_20_Text"><text:span text:style-name="Source_20_Text"><text:s text:c="4"/>public string? Description { get; set; }</text:span></text:p>
        <text:p text:style-name="P3"><text:span text:style-name="Source_20_Text">}</text:span></text:p>
      </text:section>
      <text:h text:style-name="Heading_20_2" text:outline-level="2">Controller</text:h>
      <text:section text:style-name="Sect2" text:name="Section8">
        <text:p text:style-name="P1"><text:bookmark text:name="code-block-viewer Copy 7"/><text:span text:style-name="Source_20_Text">[Authorize(Roles = Roles.Admin)]</text:span></text:p>
        <text:p text:style-name="Preformatted_20_Text"><text:span text:style-name="Source_20_Text">[HttpPatch("{id}")]</text:span></text:p>
        <text:p text:style-name="Preformatted_20_Text"><text:span text:style-name="Source_20_Text">public async Task&lt;IActionResult&gt; Patch(int id, [FromBody] RoutePatchDto dto)</text:span></text:p>
        <text:p text:style-name="Preformatted_20_Text"><text:span text:style-name="Source_20_Text">{</text:span></text:p>
        <text:p text:style-name="Preformatted_20_Text"><text:span text:style-name="Source_20_Text"><text:s text:c="4"/>var result = await _routeService.PatchAsync(id, dto);</text:span></text:p>
        <text:p text:style-name="Preformatted_20_Text"><text:span text:style-name="Source_20_Text"><text:s text:c="4"/>if (!result.IsSuccess)</text:span></text:p>
        <text:p text:style-name="Preformatted_20_Text"><text:span text:style-name="Source_20_Text"><text:s text:c="8"/>return BadRequest(result);</text:span></text:p>
        <text:p text:style-name="Preformatted_20_Text"><text:span text:style-name="Source_20_Text"><text:s text:c="4"/>return Ok(result);</text:span></text:p>
        <text:p text:style-name="P3"><text:span text:style-name="Source_20_Text">}</text:span></text:p>
      </text:section>
      <text:h text:style-name="Heading_20_2" text:outline-level="2">Service</text:h>
      <text:section text:style-name="Sect2" text:name="Section9">
        <text:p text:style-name="P1"><text:bookmark text:name="code-block-viewer Copy 8"/><text:span text:style-name="Source_20_Text">public async Task&lt;RouteResponseDto&gt; PatchAsync(int id, RoutePatchDto dto)</text:span></text:p>
        <text:p text:style-name="Preformatted_20_Text"><text:span text:style-name="Source_20_Text">{</text:span></text:p>
        <text:p text:style-name="Preformatted_20_Text"><text:span text:style-name="Source_20_Text"><text:s text:c="4"/>var route = await _context.Routes.FirstOrDefaultAsync(r =&gt; r.Id == id);</text:span></text:p>
        <text:p text:style-name="Preformatted_20_Text"><text:span text:style-name="Source_20_Text"><text:s text:c="4"/>if (route == null)</text:span></text:p>
        <text:p text:style-name="Preformatted_20_Text"><text:span text:style-name="Source_20_Text"><text:s text:c="4"/>{</text:span></text:p>
        <text:p text:style-name="Preformatted_20_Text"><text:span text:style-name="Source_20_Text"><text:s text:c="8"/>return new RouteResponseDto</text:span></text:p>
        <text:p text:style-name="Preformatted_20_Text"><text:span text:style-name="Source_20_Text"><text:s text:c="8"/>{</text:span></text:p>
        <text:p text:style-name="Preformatted_20_Text"><text:span text:style-name="Source_20_Text"><text:s text:c="12"/>IsSuccess = false,</text:span></text:p>
        <text:p text:style-name="Preformatted_20_Text"><text:span text:style-name="Source_20_Text"><text:s text:c="12"/>Message = "Route not found"</text:span></text:p>
        <text:p text:style-name="Preformatted_20_Text"><text:span text:style-name="Source_20_Text"><text:s text:c="8"/>};</text:span></text:p>
        <text:p text:style-name="Preformatted_20_Text"><text:span text:style-name="Source_20_Text"><text:s text:c="4"/>}</text:span></text:p>
        <text:p text:style-name="Preformatted_20_Text"><text:span text:style-name="Source_20_Text"><text:s text:c="4"/>if (dto.Name != null)</text:span></text:p>
        <text:p text:style-name="Preformatted_20_Text"><text:span text:style-name="Source_20_Text"><text:s text:c="4"/>{</text:span></text:p>
        <text:p text:style-name="Preformatted_20_Text"><text:span text:style-name="Source_20_Text"><text:s text:c="8"/>var newName = dto.Name.Trim();</text:span></text:p>
        <text:p text:style-name="Preformatted_20_Text"><text:span text:style-name="Source_20_Text"><text:s text:c="8"/>var exists = await _context.Routes</text:span></text:p>
        <text:p text:style-name="Preformatted_20_Text"><text:span text:style-name="Source_20_Text"><text:s text:c="12"/>.AnyAsync(r =&gt; r.Id != id &amp;&amp; r.Name == newName);</text:span></text:p>
        <text:p text:style-name="Preformatted_20_Text"><text:span text:style-name="Source_20_Text"><text:s text:c="8"/>if (exists)</text:span></text:p>
        <text:p text:style-name="Preformatted_20_Text"><text:span text:style-name="Source_20_Text"><text:s text:c="8"/>{</text:span></text:p>
        <text:p text:style-name="Preformatted_20_Text"><text:span text:style-name="Source_20_Text"><text:s text:c="12"/>return new RouteResponseDto</text:span></text:p>
        <text:p text:style-name="Preformatted_20_Text"><text:span text:style-name="Source_20_Text"><text:s text:c="12"/>{</text:span></text:p>
        <text:p text:style-name="Preformatted_20_Text"><text:span text:style-name="Source_20_Text"><text:s text:c="16"/>IsSuccess = false,</text:span></text:p>
        <text:p text:style-name="Preformatted_20_Text"><text:span text:style-name="Source_20_Text"><text:s text:c="16"/>Message = "Route name already exists"</text:span></text:p>
        <text:p text:style-name="Preformatted_20_Text"><text:span text:style-name="Source_20_Text"><text:s text:c="12"/>};</text:span></text:p>
        <text:p text:style-name="Preformatted_20_Text"><text:span text:style-name="Source_20_Text"><text:s text:c="8"/>}</text:span></text:p>
        <text:p text:style-name="Preformatted_20_Text"><text:span text:style-name="Source_20_Text"><text:s text:c="8"/>route.Name = newName;</text:span></text:p>
        <text:p text:style-name="Preformatted_20_Text"><text:span text:style-name="Source_20_Text"><text:s text:c="4"/>}</text:span></text:p>
        <text:p text:style-name="Preformatted_20_Text"><text:span text:style-name="Source_20_Text"><text:s text:c="4"/>if (dto.StartPoint != null)</text:span></text:p>
        <text:p text:style-name="Preformatted_20_Text"><text:span text:style-name="Source_20_Text"><text:s text:c="8"/>route.StartPoint = dto.StartPoint.Trim();</text:span></text:p>
        <text:p text:style-name="Preformatted_20_Text"><text:soft-page-break/><text:span text:style-name="Source_20_Text"><text:s text:c="4"/>if (dto.EndPoint != null)</text:span></text:p>
        <text:p text:style-name="Preformatted_20_Text"><text:span text:style-name="Source_20_Text"><text:s text:c="8"/>route.EndPoint = dto.EndPoint.Trim();</text:span></text:p>
        <text:p text:style-name="Preformatted_20_Text"><text:span text:style-name="Source_20_Text"><text:s text:c="4"/>if (dto.Description != null)</text:span></text:p>
        <text:p text:style-name="Preformatted_20_Text"><text:span text:style-name="Source_20_Text"><text:s text:c="8"/>route.Description = dto.Description.Trim();</text:span></text:p>
        <text:p text:style-name="Preformatted_20_Text"><text:span text:style-name="Source_20_Text"><text:s text:c="4"/>await _context.SaveChangesAsync();</text:span></text:p>
        <text:p text:style-name="Preformatted_20_Text"><text:span text:style-name="Source_20_Text"><text:s text:c="4"/>return new RouteResponseDto</text:span></text:p>
        <text:p text:style-name="Preformatted_20_Text"><text:span text:style-name="Source_20_Text"><text:s text:c="4"/>{</text:span></text:p>
        <text:p text:style-name="Preformatted_20_Text"><text:span text:style-name="Source_20_Text"><text:s text:c="8"/>IsSuccess = true,</text:span></text:p>
        <text:p text:style-name="Preformatted_20_Text"><text:span text:style-name="Source_20_Text"><text:s text:c="8"/>Message = "Route patched successfully"</text:span></text:p>
        <text:p text:style-name="Preformatted_20_Text"><text:span text:style-name="Source_20_Text"><text:s text:c="4"/>};</text:span></text:p>
        <text:p text:style-name="P3"><text:span text:style-name="Source_20_Text">}</text:span></text:p>
      </text:section>
      <text:p text:style-name="Horizontal_20_Line"/>
      <text:h text:style-name="Heading_20_1" text:outline-level="1">Sample request</text:h>
      <text:p text:style-name="Text_20_body">Now instead of sending the full object, you can send only what changes:</text:p>
      <text:section text:style-name="Sect2" text:name="Section10">
        <text:p text:style-name="P1"><text:bookmark text:name="code-block-viewer Copy 9"/><text:span text:style-name="Source_20_Text">using var client = new HttpClient();</text:span></text:p>
        <text:p text:style-name="Preformatted_20_Text"><text:span text:style-name="Source_20_Text">var request = new HttpRequestMessage(</text:span></text:p>
        <text:p text:style-name="Preformatted_20_Text"><text:span text:style-name="Source_20_Text"><text:s text:c="4"/>HttpMethod.Patch,</text:span></text:p>
        <text:p text:style-name="Preformatted_20_Text"><text:span text:style-name="Source_20_Text"><text:s text:c="4"/>"https://vehicles-tracker-backend.onrender.com/api/routes/1");</text:span></text:p>
        <text:p text:style-name="Preformatted_20_Text"><text:span text:style-name="Source_20_Text">request.Content = new StringContent(</text:span></text:p>
        <text:p text:style-name="Preformatted_20_Text"><text:span text:style-name="Source_20_Text">"""</text:span></text:p>
        <text:p text:style-name="Preformatted_20_Text"><text:span text:style-name="Source_20_Text">{</text:span></text:p>
        <text:p text:style-name="Preformatted_20_Text"><text:span text:style-name="Source_20_Text"><text:s text:c="2"/>"name": "Updated Route Name",</text:span></text:p>
        <text:p text:style-name="Preformatted_20_Text"><text:span text:style-name="Source_20_Text"><text:s text:c="2"/>"startPoint": "Main Gate"</text:span></text:p>
        <text:p text:style-name="Preformatted_20_Text"><text:span text:style-name="Source_20_Text">}</text:span></text:p>
        <text:p text:style-name="Preformatted_20_Text"><text:span text:style-name="Source_20_Text">""",</text:span></text:p>
        <text:p text:style-name="Preformatted_20_Text"><text:span text:style-name="Source_20_Text">System.Text.Encoding.UTF8,</text:span></text:p>
        <text:p text:style-name="Preformatted_20_Text"><text:span text:style-name="Source_20_Text">"application/json");</text:span></text:p>
        <text:p text:style-name="P3"><text:span text:style-name="Source_20_Text">using var response = await client.SendAsync(request);</text:span></text:p>
      </text:section>
      <text:p text:style-name="Text_20_body">That means:</text:p>
      <text:list text:style-name="L9">
        <text:list-item>
          <text:p text:style-name="P24">update <text:span text:style-name="Source_20_Text">name</text:span> </text:p>
        </text:list-item>
        <text:list-item>
          <text:p text:style-name="P24">update <text:span text:style-name="Source_20_Text">startPoint</text:span> </text:p>
        </text:list-item>
        <text:list-item>
          <text:p text:style-name="P24">leave <text:span text:style-name="Source_20_Text">endPoint</text:span> unchanged </text:p>
        </text:list-item>
        <text:list-item>
          <text:p text:style-name="P23">leave <text:span text:style-name="Source_20_Text">description</text:span> unchanged </text:p>
        </text:list-item>
      </text:list>
      <text:p text:style-name="Horizontal_20_Line"/>
      <text:h text:style-name="Heading_20_1" text:outline-level="1">What files you will likely modify</text:h>
      <text:p text:style-name="Text_20_body">Based on your structure, you will likely change:</text:p>
      <text:list text:style-name="L10">
        <text:list-item>
          <text:p text:style-name="P26"><text:span text:style-name="Source_20_Text">Features/Route/Controllers/RouteController</text:span> </text:p>
        </text:list-item>
        <text:list-item>
          <text:p text:style-name="P26"><text:span text:style-name="Source_20_Text">Features/Route/Services/IRouteService</text:span> </text:p>
        </text:list-item>
        <text:list-item>
          <text:p text:style-name="P26"><text:span text:style-name="Source_20_Text">Features/Route/Services/RouteService</text:span> </text:p>
        </text:list-item>
        <text:list-item>
          <text:p text:style-name="P25"><text:span text:style-name="Source_20_Text">Features/Route/DTOs/RoutePatchDto</text:span> new file </text:p>
        </text:list-item>
      </text:list>
      <text:p text:style-name="Horizontal_20_Line"/>
      <text:h text:style-name="Heading_20_1" text:outline-level="1"><text:soft-page-break/>My recommendation</text:h>
      <text:p text:style-name="Text_20_body">Do this in 2 stages:</text:p>
      <text:list text:style-name="L11">
        <text:list-item>
          <text:p text:style-name="P28"><text:span text:style-name="Strong_20_Emphasis">Add PATCH first</text:span> </text:p>
        </text:list-item>
        <text:list-item>
          <text:p text:style-name="P28">Keep PUT temporarily until PATCH is tested </text:p>
        </text:list-item>
        <text:list-item>
          <text:p text:style-name="P27">Once PATCH works, remove PUT if your team wants that API style </text:p>
        </text:list-item>
      </text:list>
      <text:p text:style-name="Text_20_body">That is safer than directly replacing the existing endpoint.</text:p>
      <text:p text:style-name="Text_20_body">Paste your actual <text:span text:style-name="Source_20_Text">RouteController</text:span> and <text:span text:style-name="Source_20_Text">RouteService</text:span>, and I’ll rewrite them into PATCH form exactly matching your project style.</text:p>
      <text:section text:style-name="Sect1" text:name="_r_2mv_">
        <text:p text:style-name="P9">I am using copilot for coding. give me a safe prompt to implement this</text:p>
      </text:section>
      <text:p text:style-name="Text_20_body">Use this prompt with Copilot:</text:p>
      <text:section text:style-name="Sect1" text:name="writing-block-c020efc9-f424-4e25-ad5d-63d4a8baf832">
        <text:p text:style-name="P10">You are working in an ASP.NET Core Web API (.NET 10) project called <text:span text:style-name="Source_20_Text">vehicles-tracker-backend</text:span>.</text:p>
        <text:p text:style-name="Text_20_body">Current project style and constraints:</text:p>
        <text:list text:style-name="L12">
          <text:list-item>
            <text:p text:style-name="P30">Feature-based folder structure: each feature has its own Controllers, Services, Models, DTOs, and Configurations.</text:p>
          </text:list-item>
          <text:list-item>
            <text:p text:style-name="P30">Pattern is mostly: Controller -&gt; Service -&gt; AppDbContext. There is no consistent repository layer.</text:p>
          </text:list-item>
          <text:list-item>
            <text:p text:style-name="P31">Responses commonly use <text:span text:style-name="Source_20_Text">BaseResponse</text:span> with <text:span text:style-name="Source_20_Text">IsSuccess</text:span> and <text:span text:style-name="Source_20_Text">Message</text:span>.</text:p>
          </text:list-item>
          <text:list-item>
            <text:p text:style-name="P30">Route feature currently has:</text:p>
            <text:list>
              <text:list-item>
                <text:p text:style-name="P31"><text:span text:style-name="Source_20_Text">RouteController</text:span> under <text:span text:style-name="Source_20_Text">/api/routes</text:span></text:p>
              </text:list-item>
              <text:list-item>
                <text:p text:style-name="P31"><text:span text:style-name="Source_20_Text">PUT /api/routes/{id}</text:span> and it is Admin-only</text:p>
              </text:list-item>
              <text:list-item>
                <text:p text:style-name="P31">DTOs: <text:span text:style-name="Source_20_Text">RouteCreateDto</text:span>, <text:span text:style-name="Source_20_Text">RouteUpdateDto</text:span>, <text:span text:style-name="Source_20_Text">RouteResponseDto</text:span></text:p>
              </text:list-item>
              <text:list-item>
                <text:p text:style-name="P31"><text:span text:style-name="Source_20_Text">RouteService.Update</text:span> currently enforces unique route name excluding the current route</text:p>
              </text:list-item>
              <text:list-item>
                <text:p text:style-name="P31">Route entity fields: <text:span text:style-name="Source_20_Text">Id</text:span>, <text:span text:style-name="Source_20_Text">Name</text:span>, <text:span text:style-name="Source_20_Text">StartPoint</text:span>, <text:span text:style-name="Source_20_Text">EndPoint</text:span>, <text:span text:style-name="Source_20_Text">Description?</text:span>, <text:span text:style-name="Source_20_Text">CreatedAt</text:span></text:p>
              </text:list-item>
              <text:list-item>
                <text:p text:style-name="P29">Route name is unique in EF configuration</text:p>
              </text:list-item>
            </text:list>
          </text:list-item>
        </text:list>
        <text:p text:style-name="P10">Task:<text:line-break/>Implement partial update for routes using <text:span text:style-name="Source_20_Text">PATCH /api/routes/{id}</text:span> instead of full update <text:span text:style-name="Source_20_Text">PUT /api/routes/{id}</text:span>.</text:p>
        <text:p text:style-name="Text_20_body">Important requirements:</text:p>
        <text:list text:style-name="L13">
          <text:list-item>
            <text:p text:style-name="P34">First inspect the existing <text:span text:style-name="Source_20_Text">Features/Route</text:span> files and reuse the current project style, naming, response format, dependency injection pattern, and authorization style.</text:p>
          </text:list-item>
          <text:list-item>
            <text:p text:style-name="P33">Do not rewrite unrelated code.</text:p>
          </text:list-item>
          <text:list-item>
            <text:p text:style-name="P33">Keep behavior consistent with the current Route feature unless a change is required for PATCH semantics.</text:p>
          </text:list-item>
          <text:list-item>
            <text:p text:style-name="P33">Preserve Admin-only authorization on this endpoint.</text:p>
          </text:list-item>
          <text:list-item>
            <text:p text:style-name="P33">Continue enforcing unique route name excluding the current route.</text:p>
          </text:list-item>
          <text:list-item>
            <text:p text:style-name="P33">Only update fields that are actually provided in the request.</text:p>
          </text:list-item>
          <text:list-item>
            <text:p text:style-name="P33"><text:soft-page-break/>If a field is omitted, leave the existing database value unchanged.</text:p>
          </text:list-item>
          <text:list-item>
            <text:p text:style-name="P34">Do not modify <text:span text:style-name="Source_20_Text">CreatedAt</text:span>.</text:p>
          </text:list-item>
          <text:list-item>
            <text:p text:style-name="P33">Return the same response shape/style the project already uses for route operations.</text:p>
          </text:list-item>
          <text:list-item>
            <text:p text:style-name="P33">Handle route-not-found cleanly using the project’s existing response style.</text:p>
          </text:list-item>
          <text:list-item>
            <text:p text:style-name="P33">Prefer a simple nullable DTO approach for PATCH unless the codebase already uses JSON Patch.</text:p>
          </text:list-item>
          <text:list-item>
            <text:p text:style-name="P32">Do not introduce a repository layer or major refactor.</text:p>
          </text:list-item>
        </text:list>
        <text:p text:style-name="Text_20_body">Implementation plan:</text:p>
        <text:list text:style-name="L14">
          <text:list-item>
            <text:p text:style-name="P37">Inspect current <text:span text:style-name="Source_20_Text">RouteController</text:span>, <text:span text:style-name="Source_20_Text">IRouteService</text:span>, <text:span text:style-name="Source_20_Text">RouteService</text:span>, and route DTO files.</text:p>
          </text:list-item>
          <text:list-item>
            <text:p text:style-name="P37">Add a new DTO for partial updates, for example <text:span text:style-name="Source_20_Text">RoutePatchDto</text:span>, with nullable properties:</text:p>
            <text:list>
              <text:list-item>
                <text:p text:style-name="P37"><text:span text:style-name="Source_20_Text">string? Name</text:span></text:p>
              </text:list-item>
              <text:list-item>
                <text:p text:style-name="P37"><text:span text:style-name="Source_20_Text">string? StartPoint</text:span></text:p>
              </text:list-item>
              <text:list-item>
                <text:p text:style-name="P37"><text:span text:style-name="Source_20_Text">string? EndPoint</text:span></text:p>
              </text:list-item>
              <text:list-item>
                <text:p text:style-name="P37"><text:span text:style-name="Source_20_Text">string? Description</text:span></text:p>
              </text:list-item>
            </text:list>
          </text:list-item>
          <text:list-item>
            <text:p text:style-name="P37">Add a new service method such as <text:span text:style-name="Source_20_Text">PatchAsync(int id, RoutePatchDto dto)</text:span>.</text:p>
          </text:list-item>
          <text:list-item>
            <text:p text:style-name="P36">In the service:</text:p>
            <text:list>
              <text:list-item>
                <text:p text:style-name="P36">load the route by id</text:p>
              </text:list-item>
              <text:list-item>
                <text:p text:style-name="P36">return failure response if not found</text:p>
              </text:list-item>
              <text:list-item>
                <text:p text:style-name="P37">if <text:span text:style-name="Source_20_Text">Name</text:span> is provided, trim it, validate it, and enforce uniqueness excluding the same route id</text:p>
              </text:list-item>
              <text:list-item>
                <text:p text:style-name="P37">if <text:span text:style-name="Source_20_Text">StartPoint</text:span> is provided, update it</text:p>
              </text:list-item>
              <text:list-item>
                <text:p text:style-name="P37">if <text:span text:style-name="Source_20_Text">EndPoint</text:span> is provided, update it</text:p>
              </text:list-item>
              <text:list-item>
                <text:p text:style-name="P37">if <text:span text:style-name="Source_20_Text">Description</text:span> is provided, update it</text:p>
              </text:list-item>
              <text:list-item>
                <text:p text:style-name="P36">save changes</text:p>
              </text:list-item>
              <text:list-item>
                <text:p text:style-name="P36">return success response in existing project style</text:p>
              </text:list-item>
            </text:list>
          </text:list-item>
          <text:list-item>
            <text:p text:style-name="P36">In the controller:</text:p>
            <text:list>
              <text:list-item>
                <text:p text:style-name="P37">add <text:span text:style-name="Source_20_Text">[HttpPatch("{id}")]</text:span></text:p>
              </text:list-item>
              <text:list-item>
                <text:p text:style-name="P36">keep Admin authorization</text:p>
              </text:list-item>
              <text:list-item>
                <text:p text:style-name="P36">call the new patch service method</text:p>
              </text:list-item>
              <text:list-item>
                <text:p text:style-name="P35">return responses in the same style the controller currently uses</text:p>
              </text:list-item>
            </text:list>
          </text:list-item>
        </text:list>
        <text:p text:style-name="Text_20_body">Safety constraints:</text:p>
        <text:list text:style-name="L15">
          <text:list-item>
            <text:p text:style-name="P39">Do not guess existing method names, constructor names, or response handling if you can inspect them first.</text:p>
          </text:list-item>
          <text:list-item>
            <text:p text:style-name="P39">Do not remove the existing PUT endpoint unless it is clearly requested in code comments or task scope.</text:p>
          </text:list-item>
          <text:list-item>
            <text:p text:style-name="P40">If the current project returns <text:span text:style-name="Source_20_Text">BadRequest</text:span> for business-rule failures and <text:span text:style-name="Source_20_Text">NotFound</text:span> for missing entities, preserve that pattern.</text:p>
          </text:list-item>
          <text:list-item>
            <text:p text:style-name="P38">Follow the exact namespace and folder conventions already used in the Route feature.</text:p>
          </text:list-item>
        </text:list>
        <text:p text:style-name="Text_20_body">Output:</text:p>
        <text:list text:style-name="L16">
          <text:list-item>
            <text:p text:style-name="P42">Show the exact files that need to change.</text:p>
          </text:list-item>
          <text:list-item>
            <text:p text:style-name="P42"><text:soft-page-break/>Then generate the final code changes for each file.</text:p>
          </text:list-item>
          <text:list-item>
            <text:p text:style-name="P41">Briefly explain any assumptions only if they were unavoidable.</text:p>
          </text:list-item>
        </text:list>
      </text:section>
      <text:p text:style-name="Text_20_body">This prompt is safe because it tells Copilot to <text:span text:style-name="Strong_20_Emphasis">inspect first, preserve project style, and avoid unnecessary refactors</text:span>, which matches your current architecture and route feature summary. </text:p>
      <text:p text:style-name="Text_20_body">A shorter version, if you want faster results:</text:p>
      <text:section text:style-name="Sect1" text:name="Section11">
        <text:p text:style-name="P10"><text:bookmark text:name="writing-block-c020efc9-f424-4e25-ad5d-63d4a8baf832"/>Inspect the existing <text:span text:style-name="Source_20_Text">Features/Route</text:span> implementation in this ASP.NET Core Web API and add support for <text:span text:style-name="Source_20_Text">PATCH /api/routes/{id}</text:span> for partial updates.</text:p>
        <text:p text:style-name="Text_20_body">Requirements:</text:p>
        <text:list text:style-name="L17">
          <text:list-item>
            <text:p text:style-name="P44">Keep the current architecture: Controller -&gt; Service -&gt; AppDbContext</text:p>
          </text:list-item>
          <text:list-item>
            <text:p text:style-name="P45">Keep current response style based on <text:span text:style-name="Source_20_Text">BaseResponse</text:span> / <text:span text:style-name="Source_20_Text">RouteResponseDto</text:span></text:p>
          </text:list-item>
          <text:list-item>
            <text:p text:style-name="P44">Keep Admin-only authorization</text:p>
          </text:list-item>
          <text:list-item>
            <text:p text:style-name="P44">Reuse current Route feature naming/style</text:p>
          </text:list-item>
          <text:list-item>
            <text:p text:style-name="P45">Add a nullable <text:span text:style-name="Source_20_Text">RoutePatchDto</text:span></text:p>
          </text:list-item>
          <text:list-item>
            <text:p text:style-name="P45">Add a service method like <text:span text:style-name="Source_20_Text">PatchAsync</text:span></text:p>
          </text:list-item>
          <text:list-item>
            <text:p text:style-name="P44">Only update fields that are present in the request</text:p>
          </text:list-item>
          <text:list-item>
            <text:p text:style-name="P44">Omitted fields must remain unchanged</text:p>
          </text:list-item>
          <text:list-item>
            <text:p text:style-name="P44">Keep unique route name validation excluding the current route</text:p>
          </text:list-item>
          <text:list-item>
            <text:p text:style-name="P45">Do not change <text:span text:style-name="Source_20_Text">CreatedAt</text:span></text:p>
          </text:list-item>
          <text:list-item>
            <text:p text:style-name="P44">Do not introduce repository pattern or unrelated refactors</text:p>
          </text:list-item>
          <text:list-item>
            <text:p text:style-name="P43">Do not delete the existing PUT endpoint unless necessary</text:p>
          </text:list-item>
        </text:list>
        <text:p text:style-name="Text_20_body">Please inspect the current controller/service/DTOs first, then generate the exact code changes file by file.</text:p>
      </text:section>
      <text:p text:style-name="Text_20_body">If you want, I can also give you a <text:span text:style-name="Strong_20_Emphasis">better Copilot prompt that asks it to produce the patch in your exact controller/service coding style</text:span> once you paste those two files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5-13T10:15:31.268088486</meta:creation-date>
    <dc:date>2026-05-13T10:15:50.618388980</dc:date>
    <meta:editing-duration>PT19S</meta:editing-duration>
    <meta:editing-cycles>1</meta:editing-cycles>
    <meta:generator>LibreOffice/24.2.7.2$Linux_X86_64 LibreOffice_project/420$Build-2</meta:generator>
    <meta:document-statistic meta:table-count="0" meta:image-count="1" meta:object-count="0" meta:page-count="10" meta:paragraph-count="320" meta:word-count="2130" meta:character-count="14628" meta:non-whitespace-character-count="12219"/>
  </office:meta>
</office:document-meta>
</file>